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3.0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466cm" fo:break-before="auto" style:use-optimal-row-height="false"/>
    </style:style>
    <style:style style:name="ro3" style:family="table-row">
      <style:table-row-properties style:row-height="1.993cm" fo:break-before="auto" style:use-optimal-row-height="false"/>
    </style:style>
    <style:style style:name="ro4" style:family="table-row">
      <style:table-row-properties style:row-height="1.559cm" fo:break-before="auto" style:use-optimal-row-height="false"/>
    </style:style>
    <style:style style:name="ro5" style:family="table-row">
      <style:table-row-properties style:row-height="1.868cm" fo:break-before="auto" style:use-optimal-row-height="false"/>
    </style:style>
    <style:style style:name="ro6" style:family="table-row">
      <style:table-row-properties style:row-height="1.08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Sim&quot;" style:apply-style-name="ConditionalStyle_5f_2" style:base-cell-address="Planilha1.B2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#REF!=&quot;Sim&quot;)" style:apply-style-name="ConditionalStyle_5f_1" style:base-cell-address="Planilha1.C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;&quot;N/A&quot;)" table:allow-empty-cell="true" table:display-list="unsorted" table:base-cell-address="Planilha1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6"/>
        <table:table-row table:style-name="ro1">
          <table:table-cell table:style-name="ce1" office:value-type="string" calcext:value-type="string">
            <text:p>Critéri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ustificativa (caso a resposta seja diferente de "Sim")</text:p>
          </table:table-cell>
        </table:table-row>
        <table:table-row table:style-name="ro2">
          <table:table-cell table:style-name="ce2"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4">
          <table:table-cell table:style-name="ce2"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2" office:value-type="string" calcext:value-type="string">
            <text:p>O diagrama descreve somente o que o sistema deve fazer, sem apresentar detalhes de implementação sobre como deve ser feit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5">
          <table:table-cell table:style-name="ce4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Toda relação entre atores é de generalização (com seta fechada apontando para o ator pai)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Todo ator está associado com pelo menos um caso de uso (relação representada por uma linha os conectando)? 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O nome de cada caso de uso está no formato Verbo [+ Objeto], sendo o verbo no infinitiv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Todo ator está representado por um stickman, mesmo que o ator não seja uma pesso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6">
          <table:table-cell office:value-type="string" calcext:value-type="string">
            <text:p>As setas de generalização apontam para o caso/ator genéric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calcext:conditional-formats>
          <calcext:conditional-format calcext:target-range-address="Planilha1.C2:Planilha1.C12">
            <calcext:condition calcext:apply-style-name="ConditionalStyle_1" calcext:value="formula-is(#REF!=&quot;Sim&quot;)" calcext:base-cell-address="Planilha1.C2"/>
          </calcext:conditional-format>
          <calcext:conditional-format calcext:target-range-address="Planilha1.B2:Planilha1.B12">
            <calcext:condition calcext:apply-style-name="ConditionalStyle_2" calcext:value="=&quot;Sim&quot;" calcext:base-cell-address="Planilha1.B2"/>
          </calcext:conditional-format>
          <calcext:conditional-format calcext:target-range-address="Planilha1.B2:Planilha1.B12">
            <calcext:condition calcext:apply-style-name="ConditionalStyle_3" calcext:value="=&quot;Não&quot;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b7b7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b8043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c53929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01:44:56.8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37:04.843000000</meta:creation-date>
    <dc:date>2022-09-25T01:52:22.532000000</dc:date>
    <meta:editing-duration>PT1M39S</meta:editing-duration>
    <meta:editing-cycles>3</meta:editing-cycles>
    <meta:generator>LibreOffice/7.3.2.2$Windows_X86_64 LibreOffice_project/49f2b1bff42cfccbd8f788c8dc32c1c309559be0</meta:generator>
    <meta:document-statistic meta:table-count="1" meta:cell-count="25" meta:object-count="0"/>
  </office:meta>
</office:document-meta>
</file>